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0.7201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0.5665in"/>
    </style:style>
    <style:style style:name="co10" style:family="table-column">
      <style:table-column-properties fo:break-before="auto" style:column-width="0.6047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6" style:family="table-cell" style:parent-style-name="Default">
      <style:table-cell-properties fo:background-color="#dde8cb"/>
    </style:style>
    <style:style style:name="ce27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ce8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"/>
        <table:table-column table:style-name="co11" table:default-cell-style-name="Default"/>
        <table:table-column table:style-name="co4" table:default-cell-style-name="ce8"/>
        <table:table-column table:style-name="co4" table:default-cell-style-name="Default"/>
        <table:table-column table:style-name="co11" table:number-columns-repeated="3" table:default-cell-style-name="Default"/>
        <table:table-column table:style-name="co4" table:number-columns-repeated="3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13" table:number-columns-repeated="30" table:default-cell-style-name="Default"/>
        <table:table-column table:style-name="co14" table:number-columns-repeated="958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20" office:value-type="string" calcext:value-type="string">
            <text:p>changeOnHarvest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30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4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B2:.B4]; [.F2:.F4])" office:value-type="float" office:value="125" calcext:value-type="float">
            <text:p>125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4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/>
          <table:table-cell table:style-name="ce3" table:formula="of:=SUMPRODUCT([.B8:.B10]; [.F8:.F10])" office:value-type="float" office:value="200" calcext:value-type="float">
            <text:p>200</text:p>
          </table:table-cell>
          <table:table-cell table:style-name="ce3" table:number-columns-repeated="2"/>
          <table:table-cell table:style-name="ce3" table:formula="of:=SUMPRODUCT([.E8:.E10]; [.F8:.F10])" office:value-type="float" office:value="95" calcext:value-type="float">
            <text:p>95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4"/>
          <table:table-cell table:number-columns-repeated="958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1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1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B14:.B16]; [.F14:.F16])" office:value-type="float" office:value="800" calcext:value-type="float">
            <text:p>80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4"/>
          <table:table-cell table:number-columns-repeated="958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2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/>
          <table:table-cell table:style-name="ce3" table:formula="of:=SUMPRODUCT([.B20:.B23]; [.F20:.F23])" office:value-type="float" office:value="513" calcext:value-type="float">
            <text:p>51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4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1" office:value-type="string" calcext:value-type="string">
            <text:p>brickTomato2CropData</text:p>
          </table:table-cell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$B27:.$B30]; [.$F27:.$F30])" office:value-type="float" office:value="720" calcext:value-type="float">
            <text:p>72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$B29:.$B31]; [.$F29:.$F31])" office:value-type="float" office:value="360" calcext:value-type="float">
            <text:p>36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4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2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/>
          <table:table-cell table:style-name="ce3" table:formula="of:=SUMPRODUCT([.B34:.B37]; [.F34:.F37])" office:value-type="float" office:value="472" calcext:value-type="float">
            <text:p>47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4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1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B41:.B44]; [.F41:.F44])" office:value-type="float" office:value="362" calcext:value-type="float">
            <text:p>36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4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2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 table:number-rows-repeated="2">
          <table:table-cell table:style-name="ce3" table:number-columns-repeated="14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4"/>
          <table:table-cell table:number-columns-repeated="958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3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1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/>
          <table:table-cell table:style-name="ce2" table:formula="of:=SUMPRODUCT([.B55:.B58]; [.F55:.F58])" office:value-type="float" office:value="640" calcext:value-type="float">
            <text:p>6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number-columns-repeated="95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4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2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2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/>
          <table:table-cell table:style-name="ce3" table:formula="of:=SUMPRODUCT([.B62:.B66]; [.F62:.F66])" office:value-type="float" office:value="570" calcext:value-type="float">
            <text:p>570</text:p>
          </table:table-cell>
          <table:table-cell table:style-name="ce3" table:number-columns-repeated="2"/>
          <table:table-cell table:style-name="ce3" table:formula="of:=SUMPRODUCT([.E62:.E66]; [.F62:.F66])" office:value-type="float" office:value="210" calcext:value-type="float">
            <text:p>210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table:number-columns-repeated="14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32"/>
          <table:table-cell table:style-name="ce27" table:number-columns-repeated="958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3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1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>
          <table:table-cell table:style-name="ce2"/>
          <table:table-cell table:style-name="ce2" table:formula="of:=SUMPRODUCT([.B70:.B72]; [.F70:.F72])" office:value-type="float" office:value="120" calcext:value-type="float">
            <text:p>12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number-columns-repeated="9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2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3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22" office:value-type="string" calcext:value-type="string">
            <text:p>brickCactus5CropData</text:p>
          </table:table-cell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/>
          <table:table-cell table:style-name="ce3" table:formula="of:=SUMPRODUCT([.$B76:.$B82]; [.$F76:.$F82])" office:value-type="float" office:value="850" calcext:value-type="float">
            <text:p>850</text:p>
          </table:table-cell>
          <table:table-cell table:style-name="ce3" table:number-columns-repeated="2"/>
          <table:table-cell table:style-name="ce3" table:formula="of:=SUMPRODUCT([.E76:.E82]; [.F76:.F82])" office:value-type="float" office:value="1280" calcext:value-type="float">
            <text:p>1280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3"/>
          <table:table-cell table:style-name="ce3" table:formula="of:=SUMPRODUCT([.$B81:.$B83]; [.$F81:.$F83])" office:value-type="float" office:value="320" calcext:value-type="float">
            <text:p>320</text:p>
          </table:table-cell>
          <table:table-cell table:style-name="ce3" table:number-columns-repeated="2"/>
          <table:table-cell table:style-name="ce3" table:formula="of:=SUMPRODUCT([.E81:.E83]; [.F81:.F83])" office:value-type="float" office:value="200" calcext:value-type="float">
            <text:p>200</text:p>
          </table:table-cell>
          <table:table-cell table:style-name="ce3" table:number-columns-repeated="9"/>
          <table:table-cell table:style-name="ce7"/>
          <table:table-cell table:style-name="ce3" table:number-columns-repeated="5"/>
          <table:table-cell table:style-name="ce22"/>
          <table:table-cell table:style-name="ce3"/>
          <table:table-cell table:style-name="ce7"/>
          <table:table-cell table:style-name="ce3" table:number-columns-repeated="43"/>
          <table:table-cell table:style-name="ce26" table:number-columns-repeated="958"/>
        </table:table-row>
        <table:table-row table:style-name="ro2">
          <table:table-cell table:style-name="ce2" table:number-columns-repeated="14"/>
          <table:table-cell table:style-name="ce6"/>
          <table:table-cell table:style-name="ce2" table:number-columns-repeated="5"/>
          <table:table-cell table:style-name="ce21"/>
          <table:table-cell table:style-name="ce2"/>
          <table:table-cell table:style-name="ce6"/>
          <table:table-cell table:style-name="ce2" table:number-columns-repeated="43"/>
          <table:table-cell table:style-name="ce27" table:number-columns-repeated="958"/>
        </table:table-row>
        <table:table-row table:style-name="ro2" table:number-rows-repeated="416">
          <table:table-cell table:style-name="ce4" table:number-columns-repeated="14"/>
          <table:table-cell/>
          <table:table-cell table:style-name="ce4" table:number-columns-repeated="5"/>
          <table:table-cell table:style-name="ce23"/>
          <table:table-cell table:style-name="ce4"/>
          <table:table-cell/>
          <table:table-cell table:style-name="ce4" table:number-columns-repeated="43"/>
          <table:table-cell table:number-columns-repeated="958"/>
        </table:table-row>
        <table:table-row table:style-name="ro2" table:number-rows-repeated="10480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00:03:16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1T01:23:43.841000000</dc:date>
    <meta:editing-duration>PT12H16M56S</meta:editing-duration>
    <meta:editing-cycles>32</meta:editing-cycles>
    <meta:generator>LibreOffice/7.0.1.2$Windows_X86_64 LibreOffice_project/7cbcfc562f6eb6708b5ff7d7397325de9e764452</meta:generator>
    <meta:document-statistic meta:table-count="1" meta:cell-count="604" meta:object-count="0"/>
  </office:meta>
</office:document-meta>
</file>